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BE60AC6DD717905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796cm, 7.885cm, 26.13cm, 8.31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832cm" svg:height="6.999cm" svg:x="0.1cm" svg:y="0.101cm">
          <draw:image xlink:href="Pictures/10000000000005E8000007E0BE60AC6DD717905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2-28T19:29:37.127181152</dc:date>
    <meta:editing-duration>PT3M37S</meta:editing-duration>
    <meta:editing-cycles>5</meta:editing-cycles>
    <meta:generator>LibreOffice/7.2.5.2$MacOSX_X86_64 LibreOffice_project/499f9727c189e6ef3471021d6132d4c694f357e5</meta:generator>
    <meta:document-statistic meta:object-count="1"/>
  </office:meta>
</office:document-meta>
</file>